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1c1c1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1584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ouble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843cm" svg:x2="8.747cm" svg:y2="14.843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4" draw:text-style-name="P1" draw:layer="layout" svg:x1="2.778cm" svg:y1="21.955cm" svg:x2="16.367cm" svg:y2="9.255cm">
          <text:p/>
        </draw:line>
        <draw:frame draw:style-name="gr2" draw:text-style-name="P2" draw:layer="layout" svg:width="2.306cm" svg:height="0.679cm" svg:x="14.811cm" svg:y="7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frame draw:style-name="gr2" draw:text-style-name="P2" draw:layer="layout" svg:width="3.391cm" svg:height="0.723cm" svg:x="14.5cm" svg:y="13.4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0.617cm" svg:height="0.615cm" svg:x="9.128cm" svg:y="16.2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path draw:style-name="gr5" draw:text-style-name="P1" draw:layer="layout" svg:width="7.646cm" svg:height="8.74cm" draw:transform="skewX (-0.0218166156499291) rotate (1.11369459569758) translate (6.207cm 16.113cm)" svg:viewBox="0 0 7647 8741" svg:d="M0 0c3130 0 7647 8741 7647 8741">
          <text:p/>
        </draw:path>
        <draw:frame draw:style-name="gr2" draw:text-style-name="P2" draw:layer="layout" svg:width="0.604cm" svg:height="0.615cm" svg:x="10.652cm" svg:y="16.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1" draw:layer="layout" svg:x1="9.001cm" svg:y1="14.335cm" svg:x2="10.906cm" svg:y2="14.335cm">
          <text:p/>
        </draw:line>
        <draw:line draw:style-name="gr6" draw:text-style-name="P1" draw:layer="layout" svg:x1="10.906cm" svg:y1="16.113cm" svg:x2="10.906cm" svg:y2="13.827cm">
          <text:p/>
        </draw:line>
        <draw:frame draw:style-name="gr2" draw:text-style-name="P2" draw:layer="layout" svg:width="0.607cm" svg:height="0.615cm" svg:x="11.188cm" svg:y="16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1" draw:layer="layout" svg:x1="11.414cm" svg:y1="13.827cm" svg:x2="10.906cm" svg:y2="13.827cm">
          <text:p/>
        </draw:line>
        <draw:line draw:style-name="gr6" draw:text-style-name="P1" draw:layer="layout" svg:x1="11.414cm" svg:y1="13.7cm" svg:x2="11.414cm" svg:y2="16.113cm">
          <text:p/>
        </draw:line>
        <draw:line draw:style-name="gr6" draw:text-style-name="P1" draw:layer="layout" svg:x1="11.541cm" svg:y1="13.7cm" svg:x2="11.414cm" svg:y2="1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4T20:42:30.545291354</dc:date>
    <meta:editing-duration>PT1H11M41S</meta:editing-duration>
    <meta:editing-cycles>32</meta:editing-cycles>
    <meta:generator>LibreOffice/6.4.7.2$Linux_X86_64 LibreOffice_project/4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3/content.xml><?xml version="1.0" encoding="utf-8"?>
<math xmlns="http://www.w3.org/1998/Math/MathML" display="block">
  <semantics>
    <mstyle color="green">
      <msub>
        <mi>u</mi>
        <mn>0</mn>
      </msub>
    </mstyle>
    <annotation encoding="StarMath 5.0">color green {u_0}</annotation>
  </semantics>
</math>
</file>

<file path=Object 14/content.xml><?xml version="1.0" encoding="utf-8"?>
<math xmlns="http://www.w3.org/1998/Math/MathML" display="block">
  <semantics>
    <mstyle color="green">
      <msub>
        <mi>u</mi>
        <mn>1</mn>
      </msub>
    </mstyle>
    <annotation encoding="StarMath 5.0">color green {u_1}</annotation>
  </semantics>
</math>
</file>

<file path=Object 16/content.xml><?xml version="1.0" encoding="utf-8"?>
<math xmlns="http://www.w3.org/1998/Math/MathML" display="block">
  <semantics>
    <mstyle color="green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qrt>
            <mrow>
              <mi>x</mi>
              <mo stretchy="false">+</mo>
              <mn>2</mn>
            </mrow>
          </msqrt>
        </mrow>
      </mrow>
    </mstyle>
    <annotation encoding="StarMath 5.0">color green { f( x ) = sqrt{ x+2}
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x)  = x 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style color="green">
      <msub>
        <mi>u</mi>
        <mn>2</mn>
      </msub>
    </mstyle>
    <annotation encoding="StarMath 5.0">color green {u_2}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